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age</text:h>
      <text:p text:style-name="Standard">To use the interface, the user clicks with the left (occasionally the right) mouse button in the GUI. Depending on where the user clicks, different menus appear. The user then picks the appropriate action from the menu to execute that action. Below the possibilities are explained.</text:p>
      <text:h text:style-name="Heading_20_3" text:outline-level="3">Click on bot buttons</text:h>
      <text:p text:style-name="Standard">By clicking on a bot button, the user can send a request or question to that bot, or to all bots if the 'all' button is used. Typical requests are to go to a room or to find a particular color. Typical questions are how far the bot is from completing the request. </text:p>
      <text:h text:style-name="Heading_20_3" text:outline-level="3">Click on room or dropzone</text:h>
      <text:p text:style-name="Standard">By clicking on a room, the user can order his bot to go to that room, tell everybody something about that room or ask something about that room. </text:p>
      <text:h text:style-name="Heading_20_3" text:outline-level="3">Click on blocks</text:h>
      <text:p text:style-name="Text_20_body">By clicking on a block (particularly, those below the drop zone), the user can tell everybody something about that block, or ask others for information about that block.</text:p>
      <text:h text:style-name="Heading_20_3" text:outline-level="3">Click on hallway</text:h>
      <text:p text:style-name="Standard">By clicking on a hallway, the user can point to an exact (X,Y) location to go to. Also it is possible to tell all others roughly where one is in the hallway.</text:p>
      <text:h text:style-name="Heading_20_3" text:outline-level="3">Click on chat area</text:h>
      <text:p text:style-name="Text_20_body">Clicking on the chat area gives a number of standard answers: yes, no, don't know, ok, etc. It is not possible to use free text because the non-human agents can only process these pre-specified messages. The specification document gives more details on how messages are processed by non-human agents.</text:p>
      <text:p text:style-name="Text_20_body"><text:s/></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25T15:55:57</meta:creation-date>
    <dc:date>2013-02-25T14:23:19.27</dc:date>
    <meta:editing-duration>PT3H39M1S</meta:editing-duration>
    <meta:editing-cycles>23</meta:editing-cycles>
    <meta:generator>OpenOffice.org/3.3$Win32 OpenOffice.org_project/330m20$Build-9567</meta:generator>
    <meta:document-statistic meta:table-count="0" meta:image-count="0" meta:object-count="0" meta:page-count="1" meta:paragraph-count="13" meta:word-count="256" meta:character-count="1416"/>
  </office:meta>
</office:document-meta>
</file>